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2pt" style:font-name-asian="MicrosoftSansSerif" style:font-size-asian="12pt" style:font-name-complex="MicrosoftSansSerif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4pt" style:font-name-asian="MicrosoftSansSerif" style:font-size-asian="14pt" style:font-name-complex="MicrosoftSansSerif" style:font-size-complex="14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ic Bean Cooking Directions</text:p>
      <text:p text:style-name="P3">1 cup dry beans, any variety</text:p>
      <text:p text:style-name="P3">4 cups water</text:p>
      <text:p text:style-name="P3">1 t. salt</text:p>
      <text:p text:style-name="P3">Put all ingredients into a cooking pot and bring to a boil. Cover and turn heat down to somewhere</text:p>
      <text:p text:style-name="P3">between medium and low. You want the boil to continue, just not to fast. Simmer beans for about 2</text:p>
      <text:p text:style-name="P3">to 3 hours or until soft and completely cooked. Don’t let the beans run out of water so check them</text:p>
      <text:p text:style-name="P3">now and again and add more water if needed.</text:p>
      <text:p text:style-name="P3">If want to soak your beans then you can add the same amount of water and let them soak overnight.</text:p>
      <text:p text:style-name="P3">In the morning just add the salt and cook.</text:p>
      <text:p text:style-name="P3">This recipe may be multiplied many times depending on how many cups of beans you need.</text:p>
      <text:p text:style-name="P3">Generally speaking 1 cup of dried beans will equal about 2+ cups of cooked beans.</text:p>
      <text:p text:style-name="P3">You can freeze cooked beans in 2 cup portions to use in any recipe that calls for a can of beans or</text:p>
      <text:p text:style-name="P3">have them on hand to use in my recipes which call for cooked beans. This is very handy to have on</text:p>
      <text:p text:style-name="P3">hand and much more inexpensive than buying canned beans (which really don’t taste that good in</text:p>
      <text:p text:style-name="P3">my opinion).</text:p>
      <text:p text:style-name="P3">***********************************</text:p>
      <text:p text:style-name="P3">Tips on making sure beans are cooked enough:</text:p>
      <text:p text:style-name="P3">When the cooking time is up, you need to check and see if your beans have cooked enough. Use a</text:p>
      <text:p text:style-name="P3">slotted spoon and pull up a couple of beans. Blow on them, the first thing that should happen is the</text:p>
      <text:p text:style-name="P3">skin on the beans should split. This is a good sign. Then taste one. They should not be hard in any</text:p>
      <text:p text:style-name="P3">way. They should be soft. If they are hard, let them cook a little longer. Another test I do is when I stir</text:p>
      <text:p text:style-name="P3">the beans is that they should not feel “clicky”. Not sure ‘clicky’ is an actual word but it is the best way</text:p>
      <text:p text:style-name="P3">I can think of to describe the feel. This means you should not feel them bumping up against each</text:p>
      <text:p text:style-name="P3">other when you stir them.</text:p>
      <text:p text:style-name="P3">***********************************</text:p>
      <text:p text:style-name="P3">Here are step by step pictures of how to cook beans. In these pictures I am cooking 3 cups of black</text:p>
      <text:p text:style-name="P3">beans using 12 cups of water and 1T salt (the above recipe x3).</text:p>
      <text:p text:style-name="P3">Measure the beans into a stock pot (the one in the picture is a 6 quart pot)</text:p>
      <text:p text:style-name="P7">4</text:p>
      <text:p text:style-name="P3">Add 12 cups water</text:p>
      <text:p text:style-name="P3">And 1T salt</text:p>
      <text:p text:style-name="P7">5</text:p>
      <text:p text:style-name="P3">Bring the beans to a boil</text:p>
      <text:p text:style-name="P3">Now here is my favorite trick. Every time I use to cook a pot of beans I would put the lid on the</text:p>
      <text:p text:style-name="P3">boiling beans and turn them to low and always my beans would boil over the top of the pan and</text:p>
      <text:p text:style-name="P3">make a big mess. So to avoid that I now slowly turn down the heat over a 5 minute period and then</text:p>
      <text:p text:style-name="P3">put the lid on. So after the beans have come to a boil, set the timer for 5 minutes and slowly turn</text:p>
      <text:p text:style-name="P3">down the heat without losing the boil. When the eating time is up put the lid on</text:p>
      <text:p text:style-name="P3">Now you can cook your beans for 2 ½ to 3 hours. You may need to add more cooking time for higher</text:p>
      <text:p text:style-name="P3">elevations.</text:p>
      <text:p text:style-name="P3">Now that you know a little bit about beans and how to cook them lets talk about how you can use</text:p>
      <text:p text:style-name="P3">them!</text:p>
      <text:p text:style-name="P3">Beans work wonderfully as a meat stretcher. You can add cooked beans to cooked hamburger to</text:p>
      <text:p text:style-name="P3">make it go farther. You can then add this to just about any type of recipe calling for cooked</text:p>
      <text:p text:style-name="P3">hamburger: tacos, spaghetti, soups, etc.</text:p>
      <text:p text:style-name="P7">6</text:p>
      <text:p text:style-name="P3">Here is what you do: the evening before you need the beans, put 2 cups of beans in a pan and cover</text:p>
      <text:p text:style-name="P3">with lots of water. Leave to soak. The next day dump the water out and cover the beans again with</text:p>
      <text:p text:style-name="P3">water and add 2t of salt. Cook beans for 2 to 4 hours or until they are soft.</text:p>
      <text:p text:style-name="P3">Now cook up 1 pound of hamburger (add onion or any other spices you want). When the hamburger</text:p>
      <text:p text:style-name="P3">is cooked add 2 to 3 cups cooked beans. You can heat this up and even mash the beans if you want</text:p>
      <text:p text:style-name="P3">to.</text:p>
      <text:p text:style-name="P3">If you are going to use the mixture for tacos then add 3 to 4T taco seasoning and a little water and let</text:p>
      <text:p text:style-name="P3">this simmer.</text:p>
      <text:p text:style-name="P3">If you are using it for spaghetti sauce, prepare your sauce, add the meat/bean mix and season your</text:p>
      <text:p text:style-name="P3"><text:soft-page-break/>sauce. Serve over whole wheat pasta.</text:p>
      <text:p text:style-name="P3">If using in a soup then make the soup according to your recipe and add the meat/bean mix when the</text:p>
      <text:p text:style-name="P3">recipe calls for hamburger.</text:p>
      <text:p text:style-name="P3">You can also divide this into meal size portions and freeze it. Beans freeze beautifully.</text:p>
      <text:p text:style-name="P4"/>
      <text:p text:style-name="P4">My Favorite Bean Recipes</text:p>
      <text:p text:style-name="P3">I feed my family a lot of beans and I have made many, many bean dishes over the years. I have</text:p>
      <text:p text:style-name="P3">come up with lots of good, tasty bean meals that provide a lot of variety in our diet but are easy on</text:p>
      <text:p text:style-name="P3">our grocery budget.</text:p>
      <text:p text:style-name="P3">Beans can be eaten without any added meat to a meal. When they are combined with other grain</text:p>
      <text:p text:style-name="P1"><text:span text:style-name="T1">based foods they provide a complete protein. However I typically </text:span><text:span text:style-name="T2">do </text:span><text:span text:style-name="T1">add meat to my beans. Meat</text:span></text:p>
      <text:p text:style-name="P3">added to beans can be looked at as a way to flavor the beans rather than meat being the main center</text:p>
      <text:p text:style-name="P3">piece. That is what can make a bean dish such an economical meal choice for your family. You can</text:p>
      <text:p text:style-name="P3">make a large number of servings from a small amount of meat. For example I can add a pound of</text:p>
      <text:p text:style-name="P3">hamburger to my chili recipe and feed 7 people (that includes 3 teenagers with teenage appetites) for</text:p>
      <text:p text:style-name="P3">two nights and sometimes for lunch as well. If I wanted to stretch this even more I could easily add a</text:p>
      <text:p text:style-name="P3">half pound of hamburger to the same recipe and it would stretch just as far. I can add a half pound of</text:p>
      <text:p text:style-name="P3">fried bacon to a pot of navy bean or split pea soup and have that stretch over a couple meals or at</text:p>
      <text:p text:style-name="P3">least one meal and lunch the next day. Most beans by themselves are not distinctly flavorful and it</text:p>
      <text:p text:style-name="P3">helps to add spices for flavor.</text:p>
      <text:p text:style-name="P3">If you are looking to really trim your budget any of the following recipes can be made without meat as</text:p>
      <text:p text:style-name="P3">well. When you eat beans without added meat make sure you add other grains to the meal to give</text:p>
      <text:p text:style-name="P3">your body a complete protein</text:p>
      <text:p text:style-name="P3">Protein is made up of amino acids. All beans and grains provide amino acids. You need a certain</text:p>
      <text:p text:style-name="P3">combination of essential amino acids to obtain a complete protein. You can get all your essential</text:p>
      <text:p text:style-name="P3">amino acids with meat and dairy products. You can get many but not all these amino acids with</text:p>
      <text:p text:style-name="P3">beans or grains. But when you combine beans and grains in a meal you can have the same</text:p>
      <text:p text:style-name="P3">essential amino acids that are found in meat and dairy. So, when you eat refried beans on a whole</text:p>
      <text:p text:style-name="P3">wheat tortilla you are combining beans and wheat. Navy bean soup and cornbread means you are</text:p>
      <text:p text:style-name="P3">combining beans and corn. Red bean and rice soup means you are combining beans and brown</text:p>
      <text:p text:style-name="P3">rice. Also any bean recipe that has meat or dairy in it also is providing a complete protein.</text:p>
      <text:p text:style-name="P3">Some of the bean recipes have cooked rice combined as one of the ingredients. I find the easiest</text:p>
      <text:p text:style-name="P3">way to have cooked rice ready to go is to make up a large pot of rice and freeze it in 2 cup portions.</text:p>
      <text:p text:style-name="P3">This way I am able to pull out what I need and add to recipes that need it.</text:p>
      <text:p text:style-name="P3">If you are not familiar with cooking brown rice the following recipe and information may be of help to</text:p>
      <text:p text:style-name="P3">you.</text:p>
      <text:p text:style-name="P7">7</text:p>
      <text:p text:style-name="P2"/>
      <text:p text:style-name="P2">Cooking Brown Rice</text:p>
      <text:p text:style-name="P3">The basic recipe:</text:p>
      <text:p text:style-name="P3">1 c brown rice</text:p>
      <text:p text:style-name="P3">2 c water</text:p>
      <text:p text:style-name="P3">1 T yogurt, kefir, or cultured buttermilk</text:p>
      <text:p text:style-name="P3">Soak for 7 hours or more. When soaking time is up add 3/4 t. salt and cook as usual for 45 to 50</text:p>
      <text:p text:style-name="P3">minutes.</text:p>
      <text:p text:style-name="P3">NOTE: Soaking brown rice will yield a fluffier, softer more tasty pot of cooked rice. It also increases</text:p>
      <text:p text:style-name="P3">nutritional value quite a bit.</text:p>
      <text:p text:style-name="P3">Basic Instructions for Cooking Brown Rice (without soaking)</text:p>
      <text:p text:style-name="P5">I realize that not everyone will be soaking their rice as it is a habit to establish that can take time. So</text:p>
      <text:p text:style-name="P5">if you would like to cook a pot of brown rice for dinner tonight this is my basic recipe that I have used</text:p>
      <text:p text:style-name="P5">for years.</text:p>
      <text:p text:style-name="P3">1 c long grain brown rice</text:p>
      <text:p text:style-name="P3">2 ¼ c water</text:p>
      <text:p text:style-name="P3">¾ t salt</text:p>
      <text:p text:style-name="P3">Put all ingredients into a stock pot. Bring to a boil and let it simmer about 3 to 5 minutes, stirring a</text:p>
      <text:p text:style-name="P3"><text:soft-page-break/>few times. Cover with a lid and turn heat down to a simmer. Let it cook for about 55 more</text:p>
      <text:p text:style-name="P3">minutes. Do not lift the lid during cooking time, this will make sticky rice.</text:p>
      <text:p text:style-name="P3">Cooking Brown Rice in the Oven</text:p>
      <text:p text:style-name="P3">Following either recipe above put rice and liquid into a casserole dish and cover with a tight fitting lid</text:p>
      <text:p text:style-name="P3">or aluminum foil (or both) and place in a preheated 350 degree oven and bake for 1 hour.</text:p>
      <text:p text:style-name="P3">Cooking Brown Rice in the Crockpot</text:p>
      <text:p text:style-name="P3">Following the recipes for basic brown rice put them into your crockpot and cook on low for 6 to 8</text:p>
      <text:p text:style-name="P3">hours or on high for 2 ½ to 3 hours.</text:p>
      <text:p text:style-name="P7">8</text:p>
      <text:p text:style-name="P2"/>
      <text:p text:style-name="P2">Bean Soups</text:p>
      <text:p text:style-name="P2"/>
      <text:p text:style-name="P3">Crystal’s Chili Bean Soup</text:p>
      <text:p text:style-name="P3">2 T. olive oil</text:p>
      <text:p text:style-name="P3">1 onion, chopped</text:p>
      <text:p text:style-name="P3">1/2 a green pepper, chopped</text:p>
      <text:p text:style-name="P3">3 c small red beans</text:p>
      <text:p text:style-name="P3">12 c water</text:p>
      <text:p text:style-name="P3">1 T salt</text:p>
      <text:p text:style-name="P3">1 T chili powder</text:p>
      <text:p text:style-name="P1"><text:span text:style-name="T1">1 can Rotel tomatoes with green chilies </text:span><text:span text:style-name="T2">(this</text:span></text:p>
      <text:p text:style-name="P5">brand of tomatoes is usually found with the</text:p>
      <text:p text:style-name="P5">other tomatoes at your local grocery store)</text:p>
      <text:p text:style-name="P3">Heat olive oil in large soup pot. Add onion and peppers and cook until soft. Add beans, water and</text:p>
      <text:p text:style-name="P3">salt. Bring to boil, cover and simmer for 2 1/2 to 3 hours. Stir occasionally. After beans are soft add</text:p>
      <text:p text:style-name="P3">and chili powder and canned tomatoes.</text:p>
      <text:p text:style-name="P5">Optional: 1 lb or less of hamburger that has been cooked and drained can be added</text:p>
      <text:p text:style-name="P3">Taco Soup</text:p>
      <text:p text:style-name="P3">3 c pinto beans</text:p>
      <text:p text:style-name="P3">12 c water</text:p>
      <text:p text:style-name="P3">1 T salt</text:p>
      <text:p text:style-name="P3">1 lb (or less) hamburger</text:p>
      <text:p text:style-name="P3">½ onion, chopped</text:p>
      <text:p text:style-name="P3">2 c (or 1 can) frozen corn</text:p>
      <text:p text:style-name="P3">1 can olives, drained and sliced</text:p>
      <text:p text:style-name="P1"><text:span text:style-name="T1">1 can (14 oz)diced tomatoes </text:span><text:span text:style-name="T2">or spicy</text:span></text:p>
      <text:p text:style-name="P5">tomatoes such as the brand Rotel</text:p>
      <text:p text:style-name="P3">2 T taco seasonings</text:p>
      <text:p text:style-name="P3">In a large soup pot (6 to 8 qt) put 3 cups dry beans, 12 cups water and 1 T. salt. Cook for about 2 ½</text:p>
      <text:p text:style-name="P3">hours or until soft.</text:p>
      <text:p text:style-name="P3">When beans have finished, cook hamburger and onion until meat is not longer pink and onion is soft.</text:p>
      <text:p text:style-name="P3">Add this to the cooked beans. Add remaining ingredients to cooked beans. Stir and simmer for a</text:p>
      <text:p text:style-name="P3">little bit to blend flavors. Serve with corn bread or tortilla chips and salad</text:p>
      <text:p text:style-name="P3">Black Eyed Peas and Corn Soup</text:p>
      <text:p text:style-name="P3">3 c black-eyed peas</text:p>
      <text:p text:style-name="P3">12 c water</text:p>
      <text:p text:style-name="P3">3 t salt</text:p>
      <text:p text:style-name="P3">2 T olive oil</text:p>
      <text:p text:style-name="P3">1 onion, chopped</text:p>
      <text:p text:style-name="P3">1 green pepper, chopped</text:p>
      <text:p text:style-name="P3">1 can (15oz) diced tomatoes</text:p>
      <text:p text:style-name="P3">1 small can (8oz) tomato sauce</text:p>
      <text:p text:style-name="P3">2 T honey</text:p>
      <text:p text:style-name="P3">1 can (15oz) corn</text:p>
      <text:p text:style-name="P3">In a soup pot combine black-eyed peas, water and salt. Bring to a boil and simmer for about 1 ½</text:p>
      <text:p text:style-name="P3">hours. After the beans begin to simmer sauté the onion and the green pepper in a frying pan. Add</text:p>
      <text:p text:style-name="P3"><text:soft-page-break/>this to the simmering beans. After the beans finish cooking add the remaining ingredients. Simmer</text:p>
      <text:p text:style-name="P3">a few more minutes to blend flavors.</text:p>
      <text:p text:style-name="P3"/>
      <text:p text:style-name="P3">Quick Bean and Rice Soup</text:p>
      <text:p text:style-name="P6">~This meal will only be quick if you had pre-cooked your beans and rice as in your freezer.</text:p>
      <text:p text:style-name="P3">2 to 3 cups cooked beans</text:p>
      <text:p text:style-name="P3">1 cup cooked rice</text:p>
      <text:p text:style-name="P3">1 cup frozen peas</text:p>
      <text:p text:style-name="P3">1 carrot, grated</text:p>
      <text:p text:style-name="P3">6 cups water</text:p>
      <text:p text:style-name="P3">3 bullion cubes</text:p>
      <text:p text:style-name="P3">Salt to taste</text:p>
      <text:p text:style-name="P3">Combine all ingredients in a 4 or 6qt. and heat until hot and bubbly. Serve with homemade whole</text:p>
      <text:p text:style-name="P3">wheat toast and fruit. If you would like this spicy you can add 1T taco seasoning.</text:p>
      <text:p text:style-name="P7">9</text:p>
      <text:p text:style-name="P3"/>
      <text:p text:style-name="P3">Lima Bean Soup</text:p>
      <text:p text:style-name="P3">2 c dry lima beans</text:p>
      <text:p text:style-name="P3">5 to 6 cups water</text:p>
      <text:p text:style-name="P3">2 t salt</text:p>
      <text:p text:style-name="P3">1 small onion, chopped</text:p>
      <text:p text:style-name="P3">1 T olive oil</text:p>
      <text:p text:style-name="P3">1 c chopped ham</text:p>
      <text:p text:style-name="P3">1 chicken bullion cube</text:p>
      <text:p text:style-name="P3">1 14oz. can diced tomatoes</text:p>
      <text:p text:style-name="P3">¼ t. pepper</text:p>
      <text:p text:style-name="P3">1 c milk</text:p>
      <text:p text:style-name="P3">In a large stock pot put lima beans, water (the lesser amount) and salt. Bring to boil and simmer until</text:p>
      <text:p text:style-name="P3">lima beans are soft (1 ½ to 2 hours). Adding more water if it seems to be running low. While beans</text:p>
      <text:p text:style-name="P3">are cooking fry the chopped onion in the olive oil until onion is soft. Set aside. When the beans have</text:p>
      <text:p text:style-name="P3">finished cooking add cooked onions, ham, bullion cube, tomato and pepper. Stir will. Add milk and</text:p>
      <text:p text:style-name="P3">heat until just warm. Serve with fresh homemade bread and a nice green salad</text:p>
      <text:p text:style-name="P3">Crystal’s Navy Bean Soup</text:p>
      <text:p text:style-name="P3">2 T olive oil</text:p>
      <text:p text:style-name="P3">1 onion, chopped</text:p>
      <text:p text:style-name="P3">1 c celery, chopped</text:p>
      <text:p text:style-name="P3">1 carrot, sliced</text:p>
      <text:p text:style-name="P3">3 c dry navy beans (small white beans)</text:p>
      <text:p text:style-name="P3">12 c water</text:p>
      <text:p text:style-name="P3">1 T salt</text:p>
      <text:p text:style-name="P3">Heat oil in a large soup pot and add vegetables. Cook until veggies are tender. Then add beans,</text:p>
      <text:p text:style-name="P3">water and salt. Bring to boil, cover and reduce to simmer and cook for 2 1/2 to 3 hours or until beans</text:p>
      <text:p text:style-name="P3">are soft.</text:p>
      <text:p text:style-name="P5">Optional: a ham bone or meat can be added if desired. Add when water is added.</text:p>
      <text:p text:style-name="P3">Hearty Navy Bean Soup</text:p>
      <text:p text:style-name="P3">3 c navy beans</text:p>
      <text:p text:style-name="P3">12 c water</text:p>
      <text:p text:style-name="P3">1 T salt</text:p>
      <text:p text:style-name="P3">1 onion, chopped</text:p>
      <text:p text:style-name="P3">1 meaty ham bone</text:p>
      <text:p text:style-name="P3">8 c water</text:p>
      <text:p text:style-name="P3">3 to 4 c sliced carrots</text:p>
      <text:p text:style-name="P3">1 c chopped mushrooms</text:p>
      <text:p text:style-name="P3">2 t chicken broth powder</text:p>
      <text:p text:style-name="P3">1 c brown rice</text:p>
      <text:p text:style-name="P3">2 cans green beans, drained</text:p>
      <text:p text:style-name="P3"><text:soft-page-break/>In a large soup pot combine navy beans, 12 cups water, onion, and meaty ham bone. Bring to a boil,</text:p>
      <text:p text:style-name="P3">reduce heat, cover and simmer for 2 ½ hours or until beans are soft.</text:p>
      <text:p text:style-name="P3">About one hour before this has finished cooking combine in a second soup pot 8 cups water, carrots,</text:p>
      <text:p text:style-name="P3">mushrooms, broth powder and brown rice. Bring to a boil and let simmer for 1 hour. When the</text:p>
      <text:p text:style-name="P3">vegetables and rice have finished cooking add the green beans to the second pot.</text:p>
      <text:p text:style-name="P3">Combine both pots of into one, debone the ham and add the meat back in. Simmer for another 15</text:p>
      <text:p text:style-name="P3">minutes to blend flavors. Adjust seasonings to taste.</text:p>
      <text:p text:style-name="P3">Navy Bean, Broccoli and Cheese Soup</text:p>
      <text:p text:style-name="P3">3 cups dried navy beans</text:p>
      <text:p text:style-name="P3">12 cups water</text:p>
      <text:p text:style-name="P3">1T salt</text:p>
      <text:p text:style-name="P3">1 t chicken broth powder</text:p>
      <text:p text:style-name="P3">1 16oz frozen package broccoli</text:p>
      <text:p text:style-name="P3">2 cups shredded cheddar cheese</text:p>
      <text:p text:style-name="P3">In a large stock pot combine beans, water and salt. Bring to a boil, reduce heat, cover and simmer</text:p>
      <text:p text:style-name="P3">until beans are cooked, about 2 ½ hours. When beans are done add remaining ingredients and</text:p>
      <text:p text:style-name="P3">simmer to cook broccoli and melt cheese. Serve with homemade bread and a salad.</text:p>
      <text:p text:style-name="P7">10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15.21</meta:creation-date>
    <meta:document-statistic meta:table-count="0" meta:image-count="0" meta:object-count="0" meta:page-count="5" meta:paragraph-count="235" meta:word-count="2475" meta:character-count="12233"/>
    <dc:date>2017-05-06T17:58:22.12</dc:date>
    <dc:creator>Crystal Miller</dc:creator>
    <meta:editing-duration>PT13H13M44S</meta:editing-duration>
    <meta:editing-cycles>1</meta:editing-cycles>
    <meta:generator>OpenOffice/4.1.1$Win32 OpenOffice.org_project/411m6$Build-9775</meta:generator>
  </office:meta>
</office:document-meta>
</file>